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025cm" fo:min-width="7.044cm"/>
    </style:style>
    <style:style style:name="gr2" style:family="graphic" style:parent-style-name="standard">
      <style:graphic-properties draw:fill-color="#663399" draw:textarea-horizontal-align="justify" draw:textarea-vertical-align="middle" draw:auto-grow-height="false" fo:min-height="2.672cm" fo:min-width="3.31cm"/>
    </style:style>
    <style:style style:name="gr3" style:family="graphic" style:parent-style-name="standard">
      <style:graphic-properties draw:fill-color="#6600cc" draw:textarea-horizontal-align="justify" draw:textarea-vertical-align="middle" draw:auto-grow-height="false" fo:min-height="2.672cm" fo:min-width="3.31cm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fill-color="#990066"/>
    </style:style>
    <style:style style:name="P1" style:family="paragraph">
      <style:paragraph-properties fo:text-align="center"/>
    </style:style>
    <style:style style:name="P2" style:family="paragraph">
      <loext:graphic-properties draw:fill-color="#663399"/>
      <style:paragraph-properties fo:text-align="center"/>
    </style:style>
    <style:style style:name="P3" style:family="paragraph">
      <loext:graphic-properties draw:fill-color="#6600cc"/>
      <style:paragraph-properties fo:text-align="center"/>
    </style:style>
    <style:style style:name="P4" style:family="paragraph">
      <loext:graphic-properties draw:fill="solid" draw:fill-color="#ff33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9900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10.287cm" svg:x="5.064cm" svg:y="9.89cm">
          <text:p text:style-name="P1">Lakshima Prabhani</text:p>
          <text:p text:style-name="P1"/>
          <text:p text:style-name="P1">170200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62cm" svg:height="5.842cm" svg:x="2.27cm" svg:y="19.6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7.62cm" svg:height="5.842cm" svg:x="11.16cm" svg:y="19.6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0cm" svg:height="5cm" svg:x="5.826cm" svg:y="2.731cm">
          <text:p/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frame draw:style-name="gr5" draw:text-style-name="P5" draw:layer="layout" svg:width="12.827cm" svg:height="0.962cm" svg:x="3.54cm" svg:y="3.413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7:51.822149723</meta:creation-date>
    <dc:date>2018-02-19T15:56:11.197582572</dc:date>
    <meta:editing-duration>PT51M30S</meta:editing-duration>
    <meta:editing-cycles>5</meta:editing-cycles>
    <meta:generator>LibreOffice/5.1.6.2$Linux_X86_64 LibreOffice_project/10m0$Build-2</meta:generator>
    <meta:document-statistic meta:object-count="5"/>
  </office:meta>
</office:document-meta>
</file>